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E0000005E12B39B70EE77C7A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6.695cm" fo:min-width="21.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fill-image-name="Coarse" draw:textarea-horizontal-align="center" draw:textarea-vertical-align="middle" draw:auto-grow-height="false" draw:fit-to-size="false" fo:min-height="9.495cm" fo:min-width="20.428cm" fo:padding-top="0.131cm" fo:padding-bottom="0.131cm" fo:padding-left="0.25cm" fo:padding-right="0.25cm" fo:wrap-option="wrap" draw:shadow="visible" draw:shadow-offset-x="0cm" draw:shadow-offset-y="0.141cm" draw:shadow-color="#ff3333" draw:shadow-opacity="100%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3333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2.957cm"/>
    </style:style>
    <style:style style:name="pr5" style:family="presentation" style:parent-style-name="midnightblue-subtitle" style:list-style-name="L2">
      <style:graphic-properties draw:fill-color="#ffffff" draw:auto-grow-height="true" fo:min-height="15.143cm"/>
    </style:style>
    <style:style style:name="pr6" style:family="presentation" style:parent-style-name="midnightblue-subtitle" style:list-style-name="L2">
      <style:graphic-properties draw:fill-color="#ffffff" draw:auto-grow-height="true" fo:min-height="15.143cm"/>
    </style:style>
    <style:style style:name="pr7" style:family="presentation" style:parent-style-name="midnightblue-subtitle" style:list-style-name="L2">
      <style:graphic-properties draw:fill-color="#ffffff" draw:auto-grow-height="true" fo:min-height="15.143cm"/>
    </style:style>
    <style:style style:name="pr8" style:family="presentation" style:parent-style-name="midnightblue-subtitle" style:list-style-name="L2">
      <style:graphic-properties draw:fill-color="#ffffff" draw:auto-grow-height="true" fo:min-height="15.143cm"/>
    </style:style>
    <style:style style:name="pr9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3333ff"/>
      <style:text-properties fo:color="#0000ff" style:font-name="Abyssinica SIL1" style:text-underline-style="solid" style:text-underline-width="auto" style:text-und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margin-left="0cm" fo:margin-right="0cm" fo:line-height="150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bitmap" draw:fill-color="#000000" draw:fill-image-name="Coars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ff" style:font-name="Abyssinica SIL1" fo:font-size="72pt" style:text-underline-style="solid" style:text-underline-width="auto" style:text-underline-color="font-color" style:font-size-asian="72pt" style:font-size-complex="72pt"/>
    </style:style>
    <style:style style:name="T2" style:family="text">
      <style:text-properties fo:color="#800000"/>
    </style:style>
    <style:style style:name="T3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n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Docker Compose</text:span></text:p>
            <text:p><text:span text:style-name="T1">Let’s Start</text:span></text:p>
          </draw:text-box>
        </draw:frame>
        <draw:custom-shape draw:style-name="gr1" draw:text-style-name="P2" draw:layer="layout" svg:width="21.8cm" svg:height="6.955cm" svg:x="2.6cm" svg:y="7.8cm">
          <text:p/>
          <draw:enhanced-geometry svg:viewBox="0 0 21600 21600" draw:mirror-horizontal="false" draw:mirror-vertical="false" draw:extrusion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Docker Compose</text:p>
          </draw:text-box>
        </draw:frame>
        <draw:frame presentation:style-name="pr5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Docker Compose is combination of CLI and Conf File</text:p>
              </text:list-item>
              <text:list-item>
                <text:p text:style-name="P4">Why: <text:span text:style-name="T2">Configure Relationships b/w Containers</text:span></text:p>
              </text:list-item>
              <text:list-item>
                <text:p text:style-name="P4">Why: <text:span text:style-name="T2">Save docker container run settings in easy-to-read file</text:span></text:p>
              </text:list-item>
              <text:list-item>
                <text:p text:style-name="P4">Why: <text:span text:style-name="T2">Create One Line developer env SetUp</text:span></text:p>
                <text:p text:style-name="P4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Docker Compose</text:p>
          </draw:text-box>
        </draw:frame>
        <draw:frame presentation:style-name="pr6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Comprised of 2 Seprate but Related things<text:line-break/></text:p>
              </text:list-item>
              <text:list-item>
                <text:p text:style-name="P4">1.<text:span text:style-name="T2">YAML</text:span> – Formated file that describes our solution options for:<text:line-break/><text:line-break/><text:span text:style-name="T2">Containers</text:span></text:p>
                <text:p text:style-name="P4"><text:span text:style-name="T2">networks</text:span><text:span text:style-name="T2"><text:line-break/></text:span><text:span text:style-name="T2">Volumes</text:span><text:line-break/></text:p>
                <text:p text:style-name="P4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Docker Compose</text:p>
          </draw:text-box>
        </draw:frame>
        <draw:frame presentation:style-name="pr7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CLI tool <text:span text:style-name="T2">docker-compose</text:span> used for those YAML files<text:line-break/></text:p>
                <text:p text:style-name="P4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Docker Compose YAML </text:p>
          </draw:text-box>
        </draw:frame>
        <draw:frame presentation:style-name="pr8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Compose YAML file has it’s own version</text:p>
              </text:list-item>
              <text:list-item>
                <text:p text:style-name="P4">YAML file can be used with <text:span text:style-name="T2">docker-compose</text:span> command for local docker Automation</text:p>
              </text:list-item>
              <text:list-item>
                <text:p text:style-name="P4">With docker directly in production with swarn (as of v1.13)</text:p>
              </text:list-item>
              <text:list-item>
                <text:p text:style-name="P4"><text:span text:style-name="T2">Docker-compose –help</text:span><text:line-break/></text:p>
                <text:p text:style-name="P4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ining : Docker</text:p>
          </draw:text-box>
        </draw:frame>
        <draw:frame presentation:style-name="pr9" draw:text-style-name="P3" draw:layer="layout" svg:width="26cm" svg:height="14cm" svg:x="1cm" svg:y="5.5cm" presentation:class="subtitle" presentation:placeholder="true" presentation:user-transformed="true">
          <draw:text-box/>
        </draw:frame>
        <draw:custom-shape draw:style-name="gr3" draw:text-style-name="P7" draw:layer="layout" svg:width="20.927cm" svg:height="9.756cm" svg:x="3.873cm" svg:y="7.4cm">
          <text:p text:style-name="P6"><text:span text:style-name="T3">Thank You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down" draw:modifiers="12224.2595204513" draw:enhanced-path="M 0 0 L 10800 ?f1 21600 0 N M 0 ?f0 L 10800 21600 21600 ?f0 N">
            <draw:equation draw:name="f0" draw:formula="$0 "/>
            <draw:equation draw:name="f1" draw:formula="21600-$0 "/>
            <draw:handle draw:handle-position="left $0" draw:handle-range-y-minimum="1080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Coarse" xlink:href="Pictures/100000000000005E0000005E12B39B70EE77C7A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09:29:00.285602781</meta:creation-date>
    <dc:date>2018-01-09T08:53:54.819404328</dc:date>
    <meta:editing-duration>PT8H27M55S</meta:editing-duration>
    <meta:editing-cycles>19</meta:editing-cycles>
    <meta:generator>LibreOffice/5.1.6.2$Linux_X86_64 LibreOffice_project/10m0$Build-2</meta:generator>
    <meta:document-statistic meta:object-count="61"/>
  </office:meta>
</office:document-meta>
</file>